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38.17mm" fo:break-before="auto" style:use-optimal-row-height="true"/>
    </style:style>
    <style:style style:name="ro7" style:family="table-row">
      <style:table-row-properties style:row-height="48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edcb736f0e934a1ab3ed7faef044d1b4" xlink:type="simple">binge</text:a> </text:p>
          </table:table-cell>
          <table:table-cell office:value-type="string" calcext:value-type="string">
            <text:p>[bɪndʒ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특히 음식을 먹거나 술을 마시며) 한동안 흥청망청하기, 폭음[폭식]하기to go on a binge흥청망청 먹고 마시다2.동사 폭식[폭음]하다When she’s depressed she binges on chocolate.그녀는 우울하면 초콜릿을 폭식한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9024553f8859452d8bd0b8801add8020" xlink:type="simple">prem·ise</text:a> </text:p>
          </table:table-cell>
          <table:table-cell office:value-type="string" calcext:value-type="string">
            <text:p>[ˈpremɪ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주장의) 전제the basic premise of her argument그녀 주장의 기본 전제</text:p>
          </table:table-cell>
        </table:table-row>
        <table:table-row table:style-name="ro1">
          <table:table-cell office:value-type="string" calcext:value-type="string">
            <text:p><text:a xlink:href="https://en.dict.naver.com/#/entry/enko/29616e3e48854573be566ec0c3e73de1" xlink:type="simple">vague</text:a> </text:p>
          </table:table-cell>
          <table:table-cell office:value-type="string" calcext:value-type="string">
            <text:p>[veɪɡ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기억 등이) 희미한[어렴풋한]to have a vague impression/memory/recollection of sth…에 대해 어렴풋한 인상을 갖고 있다/희미하게 기억하다/회상하다2.형용사 모호한, 애매한She’s a little vague about her plans for next year.그녀는 내년 계획이 좀 모호하다.3.형용사 멍청한, 얼빠진 것 같은His vague manner concealed a brilliant mind.그의 얼빠진 것 같은 태도는 그의 뛰어난 지성을 감추고 있었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4ca8edcd26aa451a99a9ac5bfaceba85" xlink:type="simple">con·tem·por·ary</text:a> </text:p>
          </table:table-cell>
          <table:table-cell office:value-type="string" calcext:value-type="string">
            <text:p>[kən|tempərer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동시대의We have no contemporary account of the battle.그 전투에 대한 동시대의 기록은 없다.2.형용사 현대의, 당대의life in contemporary Britain현대 영국에서의 삶3.명사 (어떤 사람과) 동년배[동시대인]She and I were contemporaries at college.그녀와 나는 대학을 같은 시기에 다녔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92c5c430dc9f4c91855dc18e24839a41" xlink:type="simple">national athletic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국가대표</text:p>
          </table:table-cell>
        </table:table-row>
        <table:table-row table:style-name="ro1">
          <table:table-cell office:value-type="string" calcext:value-type="string">
            <text:p><text:a xlink:href="https://en.dict.naver.com/#/entry/enko/bf524da3f0434c0aad53220c87964f5b" xlink:type="simple">ath·lete</text:a> </text:p>
          </table:table-cell>
          <table:table-cell office:value-type="string" calcext:value-type="string">
            <text:p>[ˈæθliː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운동)선수Olympic athletes올림픽 참가 선수2.명사 육상 경기 선수3.명사 운동을 잘 하는 사람, 운동선수She is a natural athlete.그녀는 타고난 운동선수이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bcd7b74866234280ab85bc2d3f2c8dfb" xlink:type="simple">na·tion·al</text:a> </text:p>
          </table:table-cell>
          <table:table-cell office:value-type="string" calcext:value-type="string">
            <text:p>[ˈnæʃnə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국가의, 전국적인; 전 국민의national and local newspapers전국지 및 지방지2.형용사 국가 소유의, 국립의, 국영의a national airline / museum / theatre국영 항공사/국립 박물관/국립 극장3.명사 (특정 국가의) 국민[시민] (한 사람)Polish nationals living in Germany독일에 사는[재독] 폴란드 국민들</text:p>
          </table:table-cell>
        </table:table-row>
        <table:table-row table:style-name="ro1">
          <table:table-cell office:value-type="string" calcext:value-type="string">
            <text:p><text:a xlink:href="https://en.dict.naver.com/#/entry/enko/a26d050d60b04d2a9e08f8773303cba0" xlink:type="simple">naive</text:a> </text:p>
          </table:table-cell>
          <table:table-cell office:value-type="string" calcext:value-type="string">
            <text:p>[naɪˈiːv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경험·지식 부족 등으로) 순진해 빠진, (모자랄 정도로) 순진한to be politically naive정치적으로 순진해 빠졌다[모자라다]2.형용사 순진무구한Their approach to life is refreshingly naive.삶에 대한 그들의 접근법은 신선할 정도로 순진무구하다.3.형용사 천진난만한 스타일의</text:p>
          </table:table-cell>
        </table:table-row>
        <table:table-row table:style-name="ro1">
          <table:table-cell office:value-type="string" calcext:value-type="string">
            <text:p><text:a xlink:href="https://en.dict.naver.com/#/entry/enko/5719cb7461d34cc9b98fcbbabd603db0" xlink:type="simple">honey·moon</text:a> </text:p>
          </table:table-cell>
          <table:table-cell office:value-type="string" calcext:value-type="string">
            <text:p>[ˈhʌnimuː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신혼여행We went to Venice for our honeymoon.우리는 신혼여행을 베니스로 갔다.2.명사 (초기의) 우호적 관계 (기간)The honeymoon period for the government is now over.정부의 우호적 관계 기간은 이제 끝났다.3.동사 신혼여행을 하다</text:p>
          </table:table-cell>
        </table:table-row>
        <table:table-row table:style-name="ro1">
          <table:table-cell office:value-type="string" calcext:value-type="string">
            <text:p><text:a xlink:href="https://en.dict.naver.com/#/entry/enko/1b0bb05de6f4496388711418f3a51787" xlink:type="simple">ten·der·loin</text:a> </text:p>
          </table:table-cell>
          <table:table-cell office:value-type="string" calcext:value-type="string">
            <text:p>[|tendərlɔɪ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쇠고기·돼지고기의) 안심</text:p>
          </table:table-cell>
        </table:table-row>
        <table:table-row table:style-name="ro1">
          <table:table-cell office:value-type="string" calcext:value-type="string">
            <text:p><text:a xlink:href="https://en.dict.naver.com/#/entry/enko/500bcc9f0c9b496389a862c46bd16cec" xlink:type="simple">ce·leb·rity</text:a> </text:p>
          </table:table-cell>
          <table:table-cell office:value-type="string" calcext:value-type="string">
            <text:p>[səˈlebrət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유명 인사TV celebrities텔레비전 유명 연예인들2.명사 명성Does he find his new celebrity intruding on his private life?그가 자신의 새로운 명성이 사생활에 방해가 된다고 생각하나요?</text:p>
          </table:table-cell>
        </table:table-row>
        <table:table-row table:style-name="ro2">
          <table:table-cell office:value-type="string" calcext:value-type="string">
            <text:p>cooking utensils 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6232097e470f4125b99e5208a85a5e36" xlink:type="simple">요리 기구</text:a> </text:p>
          </table:table-cell>
        </table:table-row>
        <table:table-row table:style-name="ro3">
          <table:table-cell office:value-type="string" calcext:value-type="string">
            <text:p>feed food 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9768164d6ffa4109bfd76db749e70299" xlink:type="simple">음식을 먹이다</text:a> </text:p>
          </table:table-cell>
        </table:table-row>
        <table:table-row table:style-name="ro4">
          <table:table-cell table:style-name="Default" office:value-type="string" calcext:value-type="string">
            <text:p>meal time; chow time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08642e083e93492990b1fe30f977e074" xlink:type="simple">식사시간</text:a> </text:p>
          </table:table-cell>
        </table:table-row>
        <table:table-row table:style-name="ro1">
          <table:table-cell office:value-type="string" calcext:value-type="string">
            <text:p><text:a xlink:href="https://en.dict.naver.com/#/entry/enko/2ff920ad24f245e4aba4b219e039d455" xlink:type="simple">use up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다 써버리다</text:p>
          </table:table-cell>
        </table:table-row>
        <table:table-row table:style-name="ro5">
          <table:table-cell office:value-type="string" calcext:value-type="string">
            <text:p><text:a xlink:href="https://en.dict.naver.com/#/entry/enko/589d25aced044b3f9632095f5c5109ec" xlink:type="simple">rev·enue</text:a> </text:p>
          </table:table-cell>
          <table:table-cell office:value-type="string" calcext:value-type="string">
            <text:p>[|revənuː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정부·기관의) 수익[수입/세입]<text:line-break/>a shortfall in tax revenue<text:line-break/><text:line-break/>세입상의 적자</text:p>
          </table:table-cell>
        </table:table-row>
        <table:table-row table:style-name="ro6">
          <table:table-cell office:value-type="string" calcext:value-type="string">
            <text:p><text:a xlink:href="https://en.dict.naver.com/#/entry/enko/b2f739bd501e43f19496d638480d19bb" xlink:type="simple">sweep·er</text:a> </text:p>
          </table:table-cell>
          <table:table-cell office:value-type="string" calcext:value-type="string">
            <text:p>[ˈswiːp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청소부<text:line-break/>a road sweeper<text:line-break/><text:line-break/>거리 청소부<text:line-break/><text:line-break/>2.명사 청소기<text:line-break/>a carpet sweeper<text:line-break/><text:line-break/>카펫 청소기<text:line-break/><text:line-break/>3.명사 스위퍼(가장 뒤쪽을 방어하는 수비수)</text:p>
          </table:table-cell>
        </table:table-row>
        <table:table-row table:style-name="ro7">
          <table:table-cell office:value-type="string" calcext:value-type="string">
            <text:p><text:a xlink:href="https://en.dict.naver.com/#/entry/enko/75518d25ad1f436db3edeb735823f04b" xlink:type="simple">muscle</text:a> </text:p>
          </table:table-cell>
          <table:table-cell office:value-type="string" calcext:value-type="string">
            <text:p>[ˈmʌs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근육<text:line-break/>a calf/neck/thigh muscle<text:line-break/><text:line-break/>종아리/목/넓적다리 근육<text:line-break/><text:line-break/>2.명사 (육체적인) 힘, 근력<text:line-break/>He’s an intelligent player but lacks the muscle of older competitors.<text:line-break/><text:line-break/>그는 영리한 선수지만 나이가 더 많은 경쟁자들이 지니고 있는 힘이 부족하다.<text:line-break/><text:line-break/>3.명사 (요구나 주장에 따르도록 하는) 압력<text:line-break/>to exercise political/industrial/financial muscle<text:line-break/><text:line-break/>정치적/산업상의/재정적 압력을 행사하다</text:p>
          </table:table-cell>
        </table:table-row>
        <table:table-row table:style-name="ro7">
          <table:table-cell office:value-type="string" calcext:value-type="string">
            <text:p><text:a xlink:href="https://en.dict.naver.com/#/entry/enko/d70d2459e25843aab3a12296a6325a79" xlink:type="simple">busi·ness</text:a> </text:p>
          </table:table-cell>
          <table:table-cell office:value-type="string" calcext:value-type="string">
            <text:p>[ˈbɪznə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사업, 상업, 장사<text:line-break/>business contacts / affairs / interests<text:line-break/><text:line-break/>사업상의 인맥/일/사업가들<text:line-break/><text:line-break/>2.명사 (직장의) 일, 업무<text:line-break/>Is the trip to Rome business or pleasure?<text:line-break/><text:line-break/>로마 여행은 출장이세요 아니면 관광차 가세요?<text:line-break/><text:line-break/>3.명사 (회사 등의) 사업[영업] (실적)<text:line-break/>Business was bad.<text:line-break/><text:line-break/>사업이 잘 안 되고 있었다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35a148acb5df4b4f824c97fd8cd49c8f" xlink:type="simple">give it a burl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한번 해보다<text:line-break/>Jane gave it a burl on riding a bike.<text:line-break/><text:line-break/>제인은 자전거 타는 것을 한번 해보았다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5a956fc9dded4bea9ac9b515708b0505" xlink:type="simple">as in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…의 경우(에서)와 같이<text:line-break/>In business, as in nature, survival depends on the ability to adapt quickly to sudden changes.<text:line-break/><text:line-break/>자연에서와 마찬가지로 비즈니스에서도 살아남기 위해서는 갑작스러운 변화에 재빨리 적응할 수 있는 능력이 필요하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b3bc63e312b74c9dae9f710bda7672a8" xlink:type="simple">in us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쓰이고 있는</text:p>
          </table:table-cell>
        </table:table-row>
        <table:table-row table:style-name="ro7">
          <table:table-cell office:value-type="string" calcext:value-type="string">
            <text:p><text:a xlink:href="https://en.dict.naver.com/#/entry/enko/375351e8f60e47eeb7d9844f89c9e565" xlink:type="simple">ever</text:a> </text:p>
          </table:table-cell>
          <table:table-cell office:value-type="string" calcext:value-type="string">
            <text:p>[ˈev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&lt;부정문이나 의문문 또는 if가 쓰인 문장에서 ‘at any time (어느 때고/언제든/한번이라도)’의 뜻을 나타냄&gt;<text:line-break/>Nothing ever happens here.<text:line-break/><text:line-break/>여기에서는 (한번도) 무슨 일이 생기는 법이 없다.<text:line-break/><text:line-break/>2.부사 &lt;비교급·최상급의 의미를 강조함&gt;<text:line-break/>It was raining harder than ever.<text:line-break/><text:line-break/>그 어느 때보다 심하게 비가 내리고 있었다.<text:line-break/><text:line-break/>3.부사 언제나, 항상<text:line-break/>Paul, ever the optimist, agreed to try again.<text:line-break/><text:line-break/>언제나 낙천주의자인 폴은 다시 해 보겠다고 했다.</text:p>
          </table:table-cell>
        </table:table-row>
        <table:table-row table:style-name="ro7">
          <table:table-cell office:value-type="string" calcext:value-type="string">
            <text:p><text:a xlink:href="https://en.dict.naver.com/#/entry/enko/1097ed11f19e476186b20343d6e7d5fa" xlink:type="simple">nei·ther</text:a> </text:p>
          </table:table-cell>
          <table:table-cell office:value-type="string" calcext:value-type="string">
            <text:p>[ˈnaɪðə(r); ˈniːð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한정사, 대명사 (둘 중) 어느 것도 …아니다<text:line-break/>Neither answer is correct.<text:line-break/><text:line-break/>어느 대답도 옳지 않다.<text:line-break/><text:line-break/>2.부사 (부정문을 만들며) …도 마찬가지이다[그렇다]<text:line-break/>He didn’t remember and neither did I.<text:line-break/><text:line-break/>그는 기억하지 못했고 나도 마찬가지였다.<text:line-break/><text:line-break/>3.부사 …도 아니고 …도 아니다<text:line-break/>I neither knew nor cared what had happened to him.<text:line-break/><text:line-break/>나는 그에게 무슨 일이 있었는지 알지도 못했고 알고 싶지도 않았다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3422532db9614c6b8624e6535f096682" xlink:type="simple">burl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명사 시도, 해보기<text:line-break/>give it a burl<text:line-break/><text:line-break/>한번 해보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20:27:39.37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0:24.212000000</meta:creation-date>
    <dc:date>2021-02-14T20:27:47.378000000</dc:date>
    <meta:editing-duration>PT7M38S</meta:editing-duration>
    <meta:editing-cycles>11</meta:editing-cycles>
    <meta:generator>Ultra_Office/6.2.3.2$Windows_x86 LibreOffice_project/</meta:generator>
    <meta:document-statistic meta:table-count="1" meta:cell-count="91" meta:object-count="0"/>
  </office:meta>
</office:document-meta>
</file>